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1</text:p>
      <text:p text:style-name="Standaard">We zijn het er beiden mee eens dat ik mijn afspraken nakom, dat ik kalm en bedachtzaam ben, dat ik zelfstandig naar oplossingen zoek wanneer ik iets niet begrijp en dat ik niet positief blijf als ik niet gelijk heb.</text:p>
      <text:p text:style-name="Standaard">Verder zijn er<text:s/>opmerkelijke verschillen op het gebied over dat ik makkelijk kan toegeven dat ik ongelijk ben. Een mogelijke verklaring hiervoor kan zijn dat ik het normaliter niet al te fijn vind om niet gelijk te hebben.</text:p>
      <text:p text:style-name="Standaard">2</text:p>
      <text:p text:style-name="Standaard">A.</text:p>
      <text:p text:style-name="Standaard">Doel = winter wind kunnen spelen op de piano</text:p>
      <text:p text:style-name="Standaard"/>
      <text:p text:style-name="Standaard">B. <text:s/></text:p>
      <text:p text:style-name="Standaard"/>
      <text:p text:style-name="Standaard">C.</text:p>
      <text:p text:style-name="Standaard">In de afgelopen 2 weken heb ik mijn doel bereikt door veel te oefeningen. De moeilijkheden hier waren het consistent elke dag blijven oefenen. Hier hebben mijn partner en ik een efficiënte oplossing voor bedacht. Namelijk het toevoegen van een straf. Degene die zijn doel niet binnen de gegeven tijdsspan behaald, wordt gestraft. Dit zorgde ervoor dat de motivatie hoog bleef en dat was te merken. Het effect van de weddenschap was zeer opmerkelijk. Zo zat ik bijvoorbeeld meerdere keren per dag te oefenen en had ik langere oefensessies</text:p>
      <text:p text:style-name="Standaard"/>
      <text:p text:style-name="Standaard">D.</text:p>
      <text:p text:style-name="Standaard"><text:s/>De manier waarop ik mijn partner heb gemotiveerd om zijn doel te kunnen behalen binnen de gegeven tijdsspan was door een weddenschap aan te maken en een straf uit te geven als het niet behaald werd. Dit heeft ervoor gezorgd dat hij tot de laatste minuut hard heeft gewerkt aan zijn doelstelling om de uiteindelijke straf te kunnen vermijden. Deze manier van motiveren was vanuit mijn perspectief zeer efficiënt sinds er een groot verschil qua inzet was vóór het aanschaffen van een straf en ná het aanschaffen van de straf. Verder was het natuurlijk nog te behalen door zijn eigen doorzettingsvermo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se (A.T.) Luu</meta:initial-creator>
    <dc:creator>Ase (A.T.) Luu</dc:creator>
    <meta:creation-date>2022-02-20T18:18:00Z</meta:creation-date>
    <dc:date>2022-02-20T18:18:00Z</dc:date>
    <meta:template xlink:href="Normal" xlink:type="simple"/>
    <meta:editing-cycles>2</meta:editing-cycles>
    <meta:editing-duration>PT0S</meta:editing-duration>
    <meta:document-statistic meta:page-count="1" meta:paragraph-count="3" meta:word-count="253" meta:character-count="1643" meta:row-count="11" meta:non-whitespace-character-count="1393"/>
  </office:meta>
</office:document-meta>
</file>